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658cm"/>
    </style:style>
    <style:style style:name="Table1.B" style:family="table-column">
      <style:table-column-properties style:column-width="7.197cm"/>
    </style:style>
    <style:style style:name="Table1.C" style:family="table-column">
      <style:table-column-properties style:column-width="7.146cm"/>
    </style:style>
    <style:style style:name="Table1.A1" style:family="table-cell">
      <style:table-cell-properties style:vertical-align="middle" fo:padding-left="0cm" fo:padding-right="0cm" fo:padding-top="0cm" fo:padding-bottom="0.318cm" fo:border-left="none" fo:border-right="none" fo:border-top="none" fo:border-bottom="0.05pt solid #a3c9ff"/>
    </style:style>
    <style:style style:name="P1" style:family="paragraph" style:parent-style-name="Standard">
      <style:text-properties style:text-underline-style="solid" style:text-underline-width="auto" style:text-underline-color="font-color" fo:font-weight="bold" officeooo:rsid="001ec725" officeooo:paragraph-rsid="001ec725" style:font-weight-asian="bold" style:font-weight-complex="bold"/>
    </style:style>
    <style:style style:name="P2" style:family="paragraph" style:parent-style-name="Standard">
      <style:paragraph-properties fo:margin-top="0cm" fo:margin-bottom="0.353cm" style:contextual-spacing="false" fo:line-height="115%"/>
    </style:style>
    <style:style style:name="P3" style:family="paragraph" style:parent-style-name="Standard">
      <style:paragraph-properties fo:margin-top="0cm" fo:margin-bottom="0.353cm" style:contextual-spacing="false" fo:line-height="115%"/>
      <style:text-properties style:font-name="Calibri" fo:font-size="11pt" fo:language="en" fo:country="US" style:font-size-asian="11pt"/>
    </style:style>
    <style:style style:name="P4" style:family="paragraph" style:parent-style-name="Standard">
      <style:paragraph-properties fo:margin-top="0cm" fo:margin-bottom="0.353cm" style:contextual-spacing="false" fo:line-height="115%"/>
      <style:text-properties style:font-name="Calibri" fo:font-size="11pt" fo:language="en" fo:country="US" style:text-underline-style="solid" style:text-underline-width="auto" style:text-underline-color="font-color" fo:font-weight="bold" officeooo:rsid="00201a37" officeooo:paragraph-rsid="00201a37" style:font-size-asian="11pt"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0b442" officeooo:paragraph-rsid="0020b442" style:font-weight-asian="bold" style:font-weight-complex="bold"/>
    </style:style>
    <style:style style:name="P6" style:family="paragraph" style:parent-style-name="Table_20_Heading">
      <style:paragraph-properties fo:margin-left="0cm" fo:margin-right="0cm" style:line-height-at-least="0.529cm" fo:text-indent="0cm" style:auto-text-indent="false"/>
    </style:style>
    <style:style style:name="P7" style:family="paragraph" style:parent-style-name="Table_20_Contents">
      <style:paragraph-properties fo:margin-left="0cm" fo:margin-right="0cm" style:line-height-at-least="0.529cm" fo:text-indent="0cm" style:auto-text-indent="false"/>
    </style:style>
    <style:style style:name="P8" style:family="paragraph" style:parent-style-name="Table_20_Contents">
      <style:paragraph-properties style:line-height-at-least="0.529cm"/>
    </style:style>
    <style:style style:name="P9" style:family="paragraph" style:parent-style-name="Standard">
      <style:text-properties officeooo:paragraph-rsid="001ec725"/>
    </style:style>
    <style:style style:name="P10" style:family="paragraph" style:parent-style-name="Standard">
      <style:text-properties style:font-name="Calibri" fo:font-size="11pt" fo:language="en" fo:country="US" style:text-underline-style="solid" style:text-underline-width="auto" style:text-underline-color="font-color" fo:font-weight="bold" officeooo:rsid="00201a37" officeooo:paragraph-rsid="001ec725" style:font-size-asian="11pt" style:font-weight-asian="bold" style:font-weight-complex="bold"/>
    </style:style>
    <style:style style:name="P11" style:family="paragraph" style:parent-style-name="Text_20_body" style:list-style-name="L1">
      <style:paragraph-properties fo:margin-left="0cm" fo:margin-right="0cm" fo:margin-top="0cm" fo:margin-bottom="0.212cm" style:contextual-spacing="false" style:line-height-at-least="0.635cm" fo:orphans="2" fo:widows="2" fo:text-indent="0cm" style:auto-text-indent="false" fo:padding="0cm" fo:border="none"/>
      <style:text-properties fo:font-variant="normal" fo:text-transform="none" fo:color="#0a0a0a" loext:opacity="100%" style:font-name="Google Sans" fo:font-size="12pt" fo:letter-spacing="normal" fo:font-style="normal" style:text-underline-style="none" fo:font-weight="normal" officeooo:rsid="001ec725" style:font-weight-asian="bold" style:font-weight-complex="bold"/>
    </style:style>
    <style:style style:name="P12" style:family="paragraph" style:parent-style-name="Text_20_body" style:list-style-name="L1">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a0a0a" loext:opacity="100%" style:font-name="Google Sans" fo:font-size="12pt" fo:letter-spacing="normal" fo:font-style="normal" style:text-underline-style="none" fo:font-weight="normal" officeooo:rsid="001ec725" style:font-weight-asian="bold" style:font-weight-complex="bold"/>
    </style:style>
    <style:style style:name="T1" style:family="text">
      <style:text-properties style:font-name="Calibri" fo:font-size="11pt" fo:language="en" fo:country="US" style:font-size-asian="11pt"/>
    </style:style>
    <style:style style:name="T2" style:family="text">
      <style:text-properties style:font-name="Calibri" fo:font-size="11pt" fo:language="en" fo:country="US" fo:font-weight="bold" style:font-size-asian="11pt" style:font-weight-asian="bold" style:font-weight-complex="bold"/>
    </style:style>
    <style:style style:name="T3" style:family="text">
      <style:text-properties officeooo:rsid="00206a90"/>
    </style:style>
    <style:style style:name="T4" style:family="text">
      <style:text-properties fo:font-variant="normal" fo:text-transform="none" fo:color="#0a0a0a" loext:opacity="100%" style:font-name="Google Sans" fo:font-size="15pt" fo:letter-spacing="normal" fo:font-style="normal" style:text-underline-style="solid" style:text-underline-width="auto" style:text-underline-color="font-color" fo:font-weight="bold" officeooo:rsid="001ec725" style:font-weight-asian="bold" style:font-weight-complex="bold"/>
    </style:style>
    <style:style style:name="T5" style:family="text">
      <style:text-properties style:font-name="Calibri" fo:font-size="11pt" fo:language="en" fo:country="US" style:text-underline-style="solid" style:text-underline-width="auto" style:text-underline-color="font-color" fo:font-weight="bold" officeooo:rsid="00201a37" style:font-size-asian="11pt" style:font-weight-asian="bold" style:font-weight-complex="bol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nciples of Testing:</text:p>
      <text:p text:style-name="P1"/>
      <text:p text:style-name="P2" loext:marker-style-name="T1"><text:span text:style-name="T2">Testing shows the presence of defects, not their absence: </text:span><text:span text:style-name="T1">Testing can find defects, but it can never prove that there are no defects left. The goal is to reduce the number of defects, not to achieve complete bug-free software. </text:span></text:p>
      <text:p text:style-name="P2" loext:marker-style-name="T1"><text:span text:style-name="T2">Exhaustive testing is impossible: </text:span><text:span text:style-name="T1">It's not feasible to test every possible input and combination of conditions for even simple software. Testers must use risk analysis and prioritize efforts to focus on the most critical areas. </text:span></text:p>
      <text:p text:style-name="P2" loext:marker-style-name="T1"><text:span text:style-name="T2">Early testing saves time and money: </text:span><text:span text:style-name="T1">Finding and fixing defects early in the development lifecycle is significantly cheaper and faster than finding them later. Static and dynamic testing should start as early as possible. </text:span></text:p>
      <text:p text:style-name="P2" loext:marker-style-name="T1"><text:span text:style-name="T2">Defects cluster together: </text:span><text:span text:style-name="T1">Most defects are often found in a small number of modules within the software. This principle, also known as the 80/20 rule, suggests focusing testing efforts on those high-risk areas. </text:span></text:p>
      <text:p text:style-name="P2" loext:marker-style-name="T1"><text:span text:style-name="T2">The pesticide paradox:</text:span><text:span text:style-name="T1"> If you keep running the same set of tests, they will eventually become ineffective at finding new defects. To overcome this, tests need to be updated and new, different tests must be created regularly. </text:span></text:p>
      <text:p text:style-name="P2" loext:marker-style-name="T1"><text:span text:style-name="T2">Testing is context-dependent: </text:span><text:span text:style-name="T1">The right testing strategy depends on the context of the software being tested. For example, the testing required for an e-commerce site will differ from the testing for a simple mobile game. </text:span></text:p>
      <text:p text:style-name="P2" loext:marker-style-name="T1"><text:span text:style-name="T2">The absence-of-errors fallacy:</text:span><text:span text:style-name="T1"> Finding and fixing many defects does not guarantee that the software is useful. If the system built was the wrong one and doesn't meet the user's needs, then finding no defects in it is irrelevant. </text:span></text:p>
      <text:p text:style-name="P3" loext:marker-style-name="T1"/>
      <text:p text:style-name="P4" loext:marker-style-name="T1">QA (Quality Assurance):</text:p>
      <text:p text:style-name="P3" loext:marker-style-name="T1">Quality Assurance (QA) is a proactive, process-oriented approach that aims to prevent defects by improving development processes.</text:p>
      <text:p text:style-name="P3" loext:marker-style-name="T1"/>
      <text:p text:style-name="P4" loext:marker-style-name="T1">QC(Quality Control):</text:p>
      <text:p text:style-name="P3" loext:marker-style-name="T1">Quality Control (QC) is a reactive, product-oriented approach that aims to detect and correct defects </text:p>
      <text:p text:style-name="P5">QA vs QC:</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6">Feature</text:p>
          </table:table-cell>
          <table:table-cell table:style-name="Table1.A1" office:value-type="string">
            <text:p text:style-name="P6">Quality Assurance (QA)</text:p>
          </table:table-cell>
          <table:table-cell table:style-name="Table1.A1" office:value-type="string">
            <text:p text:style-name="P6">Quality Control (QC)</text:p>
          </table:table-cell>
        </table:table-row>
        <table:table-row>
          <table:table-cell table:style-name="Table1.A1" office:value-type="string">
            <text:p text:style-name="P7">Approach</text:p>
          </table:table-cell>
          <table:table-cell table:style-name="Table1.A1" office:value-type="string">
            <text:p text:style-name="P7">Proactive; focuses on preventing defects</text:p>
          </table:table-cell>
          <table:table-cell table:style-name="Table1.A1" office:value-type="string">
            <text:p text:style-name="P7">Reactive; focuses on finding and correcting defects</text:p>
          </table:table-cell>
        </table:table-row>
        <table:table-row>
          <table:table-cell table:style-name="Table1.A1" office:value-type="string">
            <text:p text:style-name="P7">Focus</text:p>
          </table:table-cell>
          <table:table-cell table:style-name="Table1.A1" office:value-type="string">
            <text:p text:style-name="P7">The process and system used to create the product</text:p>
          </table:table-cell>
          <table:table-cell table:style-name="Table1.A1" office:value-type="string">
            <text:p text:style-name="P7">The final product itself</text:p>
          </table:table-cell>
        </table:table-row>
        <text:soft-page-break/>
        <table:table-row>
          <table:table-cell table:style-name="Table1.A1" office:value-type="string">
            <text:p text:style-name="P7">Goal</text:p>
          </table:table-cell>
          <table:table-cell table:style-name="Table1.A1" office:value-type="string">
            <text:p text:style-name="P7">To improve the development process and prevent future errors</text:p>
          </table:table-cell>
          <table:table-cell table:style-name="Table1.A1" office:value-type="string">
            <text:p text:style-name="P7">To identify and fix defects in the current product</text:p>
          </table:table-cell>
        </table:table-row>
        <table:table-row>
          <table:table-cell table:style-name="Table1.A1" office:value-type="string">
            <text:p text:style-name="P7">Timeline</text:p>
          </table:table-cell>
          <table:table-cell table:style-name="Table1.A1" office:value-type="string">
            <text:p text:style-name="P7">Occurs throughout the entire product lifecycle, before and during development</text:p>
          </table:table-cell>
          <table:table-cell table:style-name="Table1.A1" office:value-type="string">
            <text:p text:style-name="P7">Primarily occurs at the end of the development cycle, during the testing phase</text:p>
          </table:table-cell>
        </table:table-row>
        <table:table-row>
          <table:table-cell table:style-name="Table1.A1" office:value-type="string">
            <text:p text:style-name="P7">Responsibility</text:p>
          </table:table-cell>
          <table:table-cell table:style-name="Table1.A1" office:value-type="string">
            <text:p text:style-name="P7">Involves the entire team</text:p>
          </table:table-cell>
          <table:table-cell table:style-name="Table1.A1" office:value-type="string">
            <text:p text:style-name="P7">Usually performed by a dedicated quality control team or specific personnel</text:p>
          </table:table-cell>
        </table:table-row>
        <table:table-row>
          <table:table-cell table:style-name="Table1.A1" office:value-type="string">
            <text:p text:style-name="P7">Activities</text:p>
          </table:table-cell>
          <table:table-cell table:style-name="Table1.A1" office:value-type="string">
            <text:p text:style-name="P7">Process planning, setting standards, code reviews, and training</text:p>
          </table:table-cell>
          <table:table-cell table:style-name="Table1.A1" office:value-type="string">
            <text:p text:style-name="P8">Inspections, testing, bug fixing, and user acceptance <text:span text:style-name="T3">testing</text:span></text:p>
          </table:table-cell>
        </table:table-row>
      </table:table>
      <text:p text:style-name="P1"/>
      <text:p text:style-name="P9"><text:span text:style-name="T4">T</text:span><text:span text:style-name="T5">ester</text:span></text:p>
      <text:p text:style-name="P10"/>
      <text:list text:style-name="L1">
        <text:list-item>
          <text:p text:style-name="P11">A tester is an individual who performs Quality Control activities, specifically the execution of test cases to find bugs and issues in a software product. </text:p>
        </text:list-item>
        <text:list-item>
          <text:p text:style-name="P12">Testers are a part of the QC process, which falls under the broader umbrella of QA</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5T15:02:22.507953400</meta:creation-date>
    <dc:date>2025-10-25T15:13:06.986797200</dc:date>
    <meta:editing-duration>PT10M44S</meta:editing-duration>
    <meta:editing-cycles>5</meta:editing-cycles>
    <meta:generator>LibreOffice/25.8.2.2$Windows_X86_64 LibreOffice_project/d401f2107ccab8f924a8e2df40f573aab7605b6f</meta:generator>
    <meta:document-statistic meta:table-count="1" meta:image-count="0" meta:object-count="0" meta:page-count="2" meta:paragraph-count="37" meta:word-count="448" meta:character-count="2863" meta:non-whitespace-character-count="2445"/>
  </office:meta>
</office:document-meta>
</file>